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Examp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A float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string">
            <text:p>A date</text:p>
          </table:table-cell>
          <table:table-cell table:style-name="ce2" office:value-type="date" office:date-value="1975-05-07">
            <text:p>07/05/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27/11/2009</text:date>, <text:time>17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4T16:46:59</meta:creation-date>
    <dc:date>2009-11-27T12:22:49</dc:date>
    <meta:editing-duration>PT04H45M54S</meta:editing-duration>
    <meta:editing-cycles>17</meta:editing-cycles>
    <meta:generator>OpenOffice.org/3.1$Unix OpenOffice.org_project/310m19$Build-9420</meta:generator>
    <meta:document-statistic meta:table-count="3" meta:cell-count="32" meta:object-count="0"/>
  </office:meta>
</office:document-meta>
</file>